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30"/>SNU developer log day 430</text:h>
      <text:p text:style-name="P2">I did a 3 stage test on my laptops CPU earlier today, it does not have any issues today. I have finally settled down with VLC, and I am getting a better schedule now, so I was able to do some improved site development today. I worked further on the internet museum, but brought a spoofed error message/update center to the site as a joke. I know another site that does the same thing, but it is malicious and insecure. I hope to make an improved version.</text:p>
      <text:p text:style-name="P2">I would do more, but I didn't have as much time again today. I have a really bad schedule and I have been working hard on balancing it. Today I did work on documentation as well as work on the internet museum. I discovered a lot more pages that need to be recreated, and it is going to take a while to get these pages up to a high standard with the less than 4 hours a day I have to work on SNU. I have many other projects, some of them have been held off so I can try and make a better site update. I still have to fix my schedule. If I can optimize it to get to work before 12:00 pm again, I should do really well. Right now, website work seems to start at 3:30 pm and later. It is a horribly optimized schedule.</text:p>
      <text:p text:style-name="P2">The SNU Developer surpassed 1 million characters yesterday, but I forgot to mention it. Today was a decent day for development, I hope to improve and balance everything soon. I had to cut all work to the Internet Museum from development tonight, as I ran out of time.</text:p>
      <text:p text:style-name="Text_20_body"><text:span text:style-name="T1">Sean Patrick Myrick on April 4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41:40.184000000</meta:creation-date>
    <dc:date>2020-04-05T15:41:59.998000000</dc:date>
    <meta:editing-duration>PT20S</meta:editing-duration>
    <meta:editing-cycles>1</meta:editing-cycles>
    <meta:document-statistic meta:table-count="0" meta:image-count="0" meta:object-count="0" meta:page-count="1" meta:paragraph-count="5" meta:word-count="296" meta:character-count="1497" meta:non-whitespace-character-count="1206"/>
    <meta:generator>LibreOffice/6.1.2.1$Windows_X86_64 LibreOffice_project/65905a128db06ba48db947242809d14d3f9a93fe</meta:generator>
  </office:meta>
</office:document-meta>
</file>